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_1">
      <text:list-level-style-number text:level="1" text:style-name="WW_CharLFO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" style:parent-style-name="Normální" style:family="paragraph">
      <style:text-properties fo:font-weight="bold" style:font-weight-asian="bold"/>
    </style:style>
    <style:style style:name="P19" style:parent-style-name="Číslovanýseznam" style:family="paragraph">
      <style:paragraph-properties fo:text-align="start" fo:line-height="0.2222in" fo:margin-left="0.1972in" fo:text-indent="-0.1972in">
        <style:tab-stops/>
      </style:paragraph-properties>
    </style:style>
    <style:style style:name="P20" style:parent-style-name="Číslovanýseznam" style:family="paragraph">
      <style:paragraph-properties fo:text-align="start" fo:line-height="0.2222in" fo:margin-left="0.1972in" fo:text-indent="-0.1972in">
        <style:tab-stops/>
      </style:paragraph-properties>
    </style:style>
    <style:style style:name="P21" style:parent-style-name="Číslovanýseznam" style:family="paragraph">
      <style:paragraph-properties fo:text-align="start" fo:line-height="0.2222in" fo:margin-left="0.1972in" fo:text-indent="-0.1972in">
        <style:tab-stops/>
      </style:paragraph-properties>
    </style:style>
    <style:style style:name="P22" style:parent-style-name="Číslovanýseznam" style:family="paragraph">
      <style:paragraph-properties fo:text-align="start" fo:line-height="0.2222in" fo:margin-left="0.1972in" fo:text-indent="-0.1972in">
        <style:tab-stops/>
      </style:paragraph-properties>
    </style:style>
    <style:style style:name="P23" style:parent-style-name="Číslovanýseznam" style:family="paragraph">
      <style:paragraph-properties fo:text-align="start" fo:line-height="0.2222in" fo:margin-left="0.1972in" fo:text-indent="-0.1972in">
        <style:tab-stops/>
      </style:paragraph-properties>
    </style:style>
    <style:style style:name="P24" style:parent-style-name="Číslovanýseznam" style:family="paragraph">
      <style:paragraph-properties fo:text-align="start" fo:line-height="0.2222in" fo:margin-left="0.1972in" fo:text-indent="-0.1972in">
        <style:tab-stops/>
      </style:paragraph-properties>
    </style:style>
    <style:style style:name="P25" style:parent-style-name="Číslovanýseznam" style:family="paragraph">
      <style:paragraph-properties fo:text-align="start" fo:line-height="0.2222in" fo:margin-left="0.1972in" fo:text-indent="-0.1972in">
        <style:tab-stops/>
      </style:paragraph-properties>
    </style:style>
    <style:style style:name="P26" style:parent-style-name="Číslovanýseznam" style:family="paragraph">
      <style:paragraph-properties fo:text-align="start" fo:line-height="0.2222in" fo:margin-left="0.1972in" fo:text-indent="-0.1972in">
        <style:tab-stops/>
      </style:paragraph-properties>
    </style:style>
    <style:style style:name="P27" style:parent-style-name="Číslovanýseznam" style:family="paragraph">
      <style:paragraph-properties fo:text-align="start" fo:line-height="0.2222in" fo:margin-left="0.1972in" fo:text-indent="-0.1972in">
        <style:tab-stops/>
      </style:paragraph-properties>
    </style:style>
    <style:style style:name="P28" style:parent-style-name="Číslovanýseznam" style:family="paragraph">
      <style:paragraph-properties fo:text-align="start" fo:line-height="0.2222in" fo:margin-left="0.1972in" fo:text-indent="-0.1972in">
        <style:tab-stops/>
      </style:paragraph-properties>
    </style:style>
    <style:style style:name="P29" style:parent-style-name="Číslovanýseznam" style:family="paragraph">
      <style:paragraph-properties fo:text-align="start" fo:line-height="0.2222in" fo:margin-left="0.1972in" fo:text-indent="-0.1972in">
        <style:tab-stops/>
      </style:paragraph-properties>
    </style:style>
    <style:style style:name="P30" style:parent-style-name="Číslovanýseznam" style:family="paragraph">
      <style:paragraph-properties fo:text-align="start" fo:line-height="0.2222in" fo:margin-left="0.1972in" fo:text-indent="-0.1972in">
        <style:tab-stops/>
      </style:paragraph-properties>
    </style:style>
    <style:style style:name="P31" style:parent-style-name="Číslovanýseznam" style:family="paragraph">
      <style:paragraph-properties fo:text-align="start" fo:line-height="0.2222in" fo:margin-left="0.1972in" fo:text-indent="-0.1972in">
        <style:tab-stops/>
      </style:paragraph-properties>
    </style:style>
    <style:style style:name="P32" style:parent-style-name="Základnítext" style:family="paragraph">
      <style:paragraph-properties fo:margin-left="0.1972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/>
            <text:p text:style-name="Normální"/>
            <text:p text:style-name="Normální">K106 5/2026</text:p>
            <text:p text:style-name="Normální">KVOP-9923/2026</text:p>
            <text:p text:style-name="Normální">25. 02. 2026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7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P. B.</text:p>
            <text:p text:style-name="Normální"/>
            <text:p text:style-name="Normální"/>
            <text:p text:style-name="Normální"/>
            <text:p text:style-name="P18">ID DS:</text:p>
            <text:p text:style-name="Normální"/>
            <text:p text:style-name="Normální"/>
          </table:table-cell>
        </table:table-row>
      </table:table>
      <text:h text:style-name="Nadpis1" text:outline-level="1">Sdělení o vyřízení<text:s/>žádosti o informace</text:h>
      <text:h text:style-name="Nadpis1" text:outline-level="1">podle zákona č. 106/1999 Sb., o svobodném přístupu k informacím</text:h>
      <text:p text:style-name="Základnítext">Vážený pane B.,</text:p>
      <text:p text:style-name="Základnítext">dne 11. února 2026 obdržela Kancelář veřejného ochránce práv a ochránce práv dětí Vaši žádost o informace. Žádáte o:</text:p>
      <text:list text:style-name="LFO3_1" text:continue-numbering="true">
        <text:list-item>
          <text:p text:style-name="P19">Jaké konkrétní kroky podnikl Váš úřad<text:s/>po obdržení podání F. l.<text:s/>ze dne 22. 12. 2025? Pod jakým číslem jednacím vede předmětný návrh?</text:p>
        </text:list-item>
        <text:list-item>
          <text:p text:style-name="P20">Který zaměstnanec nebo útvar byl pověřen vyřízením tohoto podání? (sdělte kontakt a jméno na pracovníka)</text:p>
        </text:list-item>
        <text:list-item>
          <text:p text:style-name="P21">Jaké interní záznamy, úřední záznamy, poznámky či<text:s/>jiné dokumenty byly k tomuto podání vytvořeny? (zašlete kopie)</text:p>
        </text:list-item>
        <text:list-item>
          <text:p text:style-name="P22">Zda a kdy byl pověřenec F. l. P. B.<text:s/>kontaktován po doručení podání ze dne 22. 12. 2025.</text:p>
        </text:list-item>
        <text:list-item>
          <text:p text:style-name="P23">Jaké formy komunikace s P. B.<text:s/>byly použity (e-mail, telefon, datová schránka)?</text:p>
        </text:list-item>
        <text:list-item>
          <text:p text:style-name="P24">Jaké konkrétní odpovědi byly F. l.<text:s/>poskytnuty?</text:p>
        </text:list-item>
        <text:list-item>
          <text:p text:style-name="P25">Pokud nebyla poskytnuta žádná odpověď, z jakého důvodu?</text:p>
        </text:list-item>
        <text:list-item>
          <text:p text:style-name="P26">Zda byla přijata nabídka osobní schůzky mezi vedením úřadu a zástupci F. l..</text:p>
        </text:list-item>
        <text:list-item>
          <text:p text:style-name="P27">Pokud byla odmítnuta, jaké byly důvody odmítnutí?</text:p>
        </text:list-item>
        <text:list-item>
          <text:p text:style-name="P28">Pokud byla přijata, kdy se<text:s/>měla uskutečnit a proč se neuskutečnila?</text:p>
        </text:list-item>
        <text:list-item>
          <text:p text:style-name="P29">Jaké interní dokumenty se vztahují k rozhodování o této schůzce?</text:p>
        </text:list-item>
        <text:list-item>
          <text:p text:style-name="P30">Zda úřad posuzoval návrh na zřízení pracovní skupiny při Kanceláři veřejného ochránce práv.</text:p>
        </text:list-item>
        <text:list-item>
          <text:p text:style-name="P31">Zda byla tato otázka pracovní skupiny projednána s veřejným ochráncem práv nebo jeho zástupcem.</text:p>
        </text:list-item>
      </text:list>
      <text:p text:style-name="P32"/>
      <text:soft-page-break/>
      <text:p text:style-name="Základnítext"><text:span text:style-name="Silné">Dáváme Vám tyto informace</text:span>:</text:p>
      <text:h text:style-name="Nadpis2" text:outline-level="2">K bodu č. 1</text:h>
      <text:p text:style-name="Základnítext">Kancelář veřejného ochránce práv a ochránce práv dětí vede předmětný návrh pod číslem jednacím KVOP-59036/2025 a pod spisovou značkou 76/2026/VOP.</text:p>
      <text:p text:style-name="Základnítext">Po obdržení podání na něj veřejný ochránce práv odpověděl dopisem ze dne 27. ledna 2026 pod číslem jednacím KVOP-4019/2026 a spisovou značkou 76/2026/VOP.</text:p>
      <text:h text:style-name="Nadpis2" text:outline-level="2">K bodu č. 2</text:h>
      <text:p text:style-name="Základnítext">Spis, v němž bylo podání zaevidováno, dostal přidělen Mgr. Adam Herma, tel. 542 542 248, adam.herma@ochrance.cz</text:p>
      <text:h text:style-name="Nadpis2" text:outline-level="2">K bodu<text:s/>č. 3</text:h>
      <text:p text:style-name="Základnítext">Kromě dopisu ze dne 27. ledna 2026, č. j. KVOP-4019/2026, který jste již od veřejného ochránce práv obdržel, nebyly k podání vytvořeny žádné jiné dokumenty.</text:p>
      <text:h text:style-name="Nadpis2" text:outline-level="2">K bodu č. 4</text:h>
      <text:p text:style-name="Základnítext">Po doručení podání jste byl dne 23. února 2026 kontaktován dopisem veřejného ochránce práv ze dne 27. ledna 2026, č. j. KVOP-4019/2026.</text:p>
      <text:h text:style-name="Nadpis2" text:outline-level="2">K bodu č. 5</text:h>
      <text:p text:style-name="Základnítext">Jako forma komunikace byla použita datová schránka.</text:p>
      <text:h text:style-name="Nadpis2" text:outline-level="2">K bodu č. 6</text:h>
      <text:p text:style-name="Základnítext">Byla poskytnuta odpověď formou dopisu veřejného ochránce práv ze dne 27. ledna 2026, č. j. KVOP-4019/2026</text:p>
      <text:h text:style-name="Nadpis2" text:outline-level="2">K bodu č. 7</text:h>
      <text:p text:style-name="Základnítext">Odpověď<text:s/>byla poskytnuta.</text:p>
      <text:h text:style-name="Nadpis2" text:outline-level="2">K bodu č. 8</text:h>
      <text:p text:style-name="Základnítext">Nabídka osobní schůzky nebyla přijata.</text:p>
      <text:h text:style-name="Nadpis2" text:outline-level="2">K bodu č. 9</text:h>
      <text:p text:style-name="Základnítext">Důvody jsou uvedeny v dopisu ze dne 27. ledna 2026, č. j. KVOP-4019/2026.</text:p>
      <text:h text:style-name="Nadpis2" text:outline-level="2">K bodu č. 10</text:h>
      <text:p text:style-name="Základnítext">Nabídka osobní schůzky nebyla přijata.</text:p>
      <text:soft-page-break/>
      <text:h text:style-name="Nadpis2" text:outline-level="2">K bodu č. 11</text:h>
      <text:p text:style-name="Základnítext">K rozhodování o této schůzce se nevztahují žádné interní dokumenty.</text:p>
      <text:h text:style-name="Nadpis2" text:outline-level="2">K bodu č. 12</text:h>
      <text:p text:style-name="Základnítext">Máte-li pod slovem „úřad“ na mysli „Kancelář veřejného ochránce práv a ochránce práv dětí“, pak sděluji, že dle § 25 odst. 1 zákona č. 349/1999 Sb. plní Kancelář úkoly spojené s odborným, organizačním a technickým zabezpečením činnosti veřejného ochránce práv, ochránce práv dětí a jejich zástupce. Kancelář tedy návrh na zřízení pracovní skupiny neposuzovala. Pravomoc rozhodovat o těchto otázkách je svěřena veřejnému ochránci práv.</text:p>
      <text:h text:style-name="Nadpis2" text:outline-level="2">K bodu č. 13</text:h>
      <text:p text:style-name="Základnítext">Veřejný ochránce práv se s návrhem na zřízení pracovní skupiny seznámil a v dopisu ze dne 27. ledna 2026, č. j. KVOP-4019/2026, na něj odpověděl.</text:p>
      <text:p text:style-name="Základnítext">S pozdravem</text:p>
      <text:p text:style-name="Základnítext"/>
      <text:p text:style-name="podpis"/>
      <text:p text:style-name="podpis">JUDr. Pavel Pořízek, Ph.D. v. r.</text:p>
      <text:p text:style-name="podpis">vedoucí Kanceláře veřejného ochránce práv</text:p>
      <text:p text:style-name="podpis">a ochránce práv dětí</text:p>
      <text:p text:style-name="podpis">(podepsáno elektronicky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fo:color="#808080" fo:font-size="10pt" style:font-size-asian="10pt" style:font-size-complex="10pt"/>
    </style:style>
    <style:style style:name="P11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2" style:parent-style-name="Standardnípísmoodstavce" style:family="text">
      <style:text-properties style:font-name="CKGinisSmall" fo:font-size="18pt" style:font-size-asian="18pt" style:font-size-complex="18pt"/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4" style:parent-style-name="Standardnípísmoodstavce" style:family="text">
      <style:text-properties style:font-size-complex="11.5pt"/>
    </style:style>
    <style:style style:name="P15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/>
        <text:p text:style-name="P11"><draw:frame draw:z-index="251659264" draw:style-name="a0" draw:name="obrázek 1" text:anchor-type="paragraph" svg:x="-0.03611in" svg:y="-0.24236in" svg:width="3.57778in" svg:height="0.68958in" style:rel-width="scale" style:rel-height="scale"><draw:image xlink:href="media/image1.png" xlink:type="simple" xlink:show="embed" xlink:actuate="onLoad"/><svg:title/><svg:desc/></draw:frame><text:span text:style-name="T12">*KVOPX00GGOH2*</text:span></text:p>
        <text:p text:style-name="P13"><text:span text:style-name="T14">KVOPX00GGOH2</text:span>KVOPX00GGOH2</text:p>
        <text:p text:style-name="P15"/>
      </style:header>
      <style:footer>
        <text:p text:style-name="kontakt">Kancelář veřejného ochránce práv a ochránce práv dětí</text:p>
        <text:p text:style-name="kontakt">adresa: Údolní 658/39,<text:s/>602 00 Brno; web: www.ochrance.cz; kontakt: podatelna@ochrance.cz; (+420) 542 542 111<text:s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6-03-10T09:48:00Z</meta:creation-date>
    <dc:date>2026-03-10T09:52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3" meta:paragraph-count="6" meta:word-count="498" meta:character-count="3433" meta:row-count="24" meta:non-whitespace-character-count="2941"/>
  </office:meta>
</office:document-meta>
</file>